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svg:stroke-color="#ff0000" draw:fill-color="#fd7995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2" style:family="graphic" style:parent-style-name="standard">
      <style:graphic-properties draw:stroke="none" draw:fill="none" draw:fill-color="#ffff00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3" style:family="graphic" style:parent-style-name="standard">
      <style:graphic-properties svg:stroke-color="#0000ff" draw:fill-color="#5fa5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4" style:family="graphic" style:parent-style-name="standard">
      <style:graphic-properties svg:stroke-color="#a0522d" draw:fill-color="#bb9583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5" style:family="graphic" style:parent-style-name="standard">
      <style:graphic-properties svg:stroke-color="#32cd32" draw:fill-color="#ccf4c6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6" style:family="graphic" style:parent-style-name="standard">
      <style:graphic-properties svg:stroke-color="#ff7f00" draw:fill-color="#ffbc7a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7" style:family="graphic" style:parent-style-name="standard">
      <style:graphic-properties svg:stroke-color="#ff69b4" draw:fill-color="#ffc7eb" draw:textarea-horizontal-align="justify" draw:textarea-vertical-align="top" draw:auto-grow-height="false" fo:min-height="3.8cm" fo:min-width="4.8cm" fo:padding-top="0.1cm" fo:padding-bottom="0.1cm" fo:padding-left="0.1cm" fo:padding-right="0.1cm"/>
    </style:style>
    <style:style style:name="gr8" style:family="graphic" style:parent-style-name="standard">
      <style:graphic-properties draw:stroke="none" draw:stroke-dash="Ultrafine_20_Dashed" svg:stroke-color="#3465a4" draw:fill="none" draw:fill-color="#ffff00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9" style:family="graphic" style:parent-style-name="standard">
      <style:graphic-properties svg:stroke-color="#8e03a3" draw:fill-color="#c68e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10" style:family="graphic" style:parent-style-name="standard">
      <style:graphic-properties svg:stroke-color="#00caca" draw:fill-color="#9fff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false" fo:min-height="0.2cm" fo:min-width="6cm"/>
    </style:style>
    <style:style style:name="gr12" style:family="graphic" style:parent-style-name="objectwithoutfill">
      <style:graphic-properties svg:stroke-width="0.02cm" svg:stroke-color="#32cd32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3" style:family="graphic" style:parent-style-name="objectwithoutfill">
      <style:graphic-properties svg:stroke-width="0.02cm" svg:stroke-color="#ff69b4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4" style:family="graphic" style:parent-style-name="objectwithoutfill">
      <style:graphic-properties draw:stroke="solid" draw:stroke-dash="Fine_20_Dashed" svg:stroke-width="0.02cm" svg:stroke-color="#ff69b4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5" style:family="graphic" style:parent-style-name="objectwithoutfill">
      <style:graphic-properties draw:stroke="dash" draw:stroke-dash="Fine_20_Dashed" svg:stroke-width="0.02cm" svg:stroke-color="#8e03a3" draw:marker-start-width="0.23cm" draw:marker-end="Extrémités_20_de_20_flèche_20_2" draw:marker-end-width="0.33cm" draw:fill="none" draw:textarea-vertical-align="middle" fo:padding-top="0cm" fo:padding-bottom="0cm" fo:padding-left="0.26cm" fo:padding-right="0.26cm"/>
    </style:style>
    <style:style style:name="gr16" style:family="graphic" style:parent-style-name="objectwithoutfill">
      <style:graphic-properties draw:stroke="solid" draw:stroke-dash="Fine_20_Dashed" svg:stroke-width="0.02cm" svg:stroke-color="#ff7f00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7" style:family="graphic" style:parent-style-name="objectwithoutfill">
      <style:graphic-properties svg:stroke-width="0.02cm" svg:stroke-color="#0000ff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8" style:family="graphic" style:parent-style-name="objectwithoutfill">
      <style:graphic-properties svg:stroke-width="0.02cm" svg:stroke-color="#ff0000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9" style:family="graphic" style:parent-style-name="objectwithoutfill">
      <style:graphic-properties svg:stroke-width="0.02cm" svg:stroke-color="#a0522d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20" style:family="graphic" style:parent-style-name="objectwithoutfill">
      <style:graphic-properties draw:stroke="dash" draw:stroke-dash="Fine_20_Dashed" svg:stroke-width="0.02cm" svg:stroke-color="#8e03a3" draw:marker-start-width="0.23cm" draw:marker-end="Extrémités_20_de_20_flèche_20_2" draw:marker-end-width="0.33cm" draw:fill="none" draw:textarea-vertical-align="middle" fo:padding-top="0cm" fo:padding-bottom="0cm" fo:padding-left="0.26cm" fo:padding-right="0.26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376cm" fo:min-width="18.326cm"/>
    </style:style>
    <style:style style:name="gr22" style:family="graphic" style:parent-style-name="standard">
      <style:graphic-properties svg:stroke-color="#666666" draw:fill-color="#cccccc" draw:textarea-horizontal-align="left" draw:textarea-vertical-align="top" draw:auto-grow-height="false" fo:min-height="1.301cm" fo:min-width="18.801cm" fo:padding-top="0.1cm" fo:padding-bottom="0.1cm" fo:padding-left="0.1cm" fo:padding-right="0.1cm"/>
    </style:style>
    <style:style style:name="gr23" style:family="graphic" style:parent-style-name="objectwithoutfill">
      <style:graphic-properties draw:stroke="dash" draw:stroke-dash="Fine_20_Dashed" svg:stroke-color="#666666" draw:fill="none" draw:textarea-vertical-align="middle"/>
    </style:style>
    <style:style style:name="gr24" style:family="graphic" style:parent-style-name="objectwithoutfill">
      <style:graphic-properties svg:stroke-width="0.02cm" svg:stroke-color="#8e03a3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d7995"/>
      <style:paragraph-properties fo:text-align="center"/>
      <style:text-properties fo:font-size="9pt" style:font-size-asian="18pt" style:font-size-complex="18pt"/>
    </style:style>
    <style:style style:name="P4" style:family="paragraph">
      <loext:graphic-properties draw:fill="none" draw:fill-color="#ffff00"/>
      <style:paragraph-properties fo:text-align="start" style:writing-mode="lr-tb"/>
      <style:text-properties fo:font-size="9pt"/>
    </style:style>
    <style:style style:name="P5" style:family="paragraph">
      <loext:graphic-properties draw:fill-color="#5fa5ff"/>
      <style:paragraph-properties fo:text-align="center"/>
      <style:text-properties fo:font-size="9pt" style:font-size-asian="18pt" style:font-size-complex="18pt"/>
    </style:style>
    <style:style style:name="P6" style:family="paragraph">
      <loext:graphic-properties draw:fill-color="#bb9583"/>
      <style:paragraph-properties fo:text-align="center"/>
      <style:text-properties fo:font-size="9pt" style:font-size-asian="18pt" style:font-size-complex="18pt"/>
    </style:style>
    <style:style style:name="P7" style:family="paragraph">
      <loext:graphic-properties draw:fill-color="#ccf4c6"/>
      <style:paragraph-properties fo:text-align="center"/>
      <style:text-properties fo:font-size="9pt" style:font-size-asian="18pt" style:font-size-complex="18pt"/>
    </style:style>
    <style:style style:name="P8" style:family="paragraph">
      <loext:graphic-properties draw:fill-color="#ffbc7a"/>
      <style:paragraph-properties fo:text-align="center"/>
      <style:text-properties fo:font-size="9pt" style:font-size-asian="18pt" style:font-size-complex="18pt"/>
    </style:style>
    <style:style style:name="P9" style:family="paragraph">
      <loext:graphic-properties draw:fill-color="#ffc7eb"/>
      <style:paragraph-properties fo:text-align="center"/>
      <style:text-properties fo:font-size="9pt" style:font-size-asian="18pt" style:font-size-complex="18pt"/>
    </style:style>
    <style:style style:name="P10" style:family="paragraph">
      <loext:graphic-properties draw:fill="none" draw:fill-color="#ffff00"/>
      <style:paragraph-properties fo:text-align="start" style:writing-mode="lr-tb"/>
      <style:text-properties fo:font-size="9pt" fo:font-weight="normal" style:font-weight-asian="normal" style:font-weight-complex="normal"/>
    </style:style>
    <style:style style:name="P11" style:family="paragraph">
      <loext:graphic-properties draw:fill-color="#c68eff"/>
      <style:paragraph-properties fo:text-align="center"/>
      <style:text-properties fo:font-size="9pt" style:font-size-asian="18pt" style:font-size-complex="18pt"/>
    </style:style>
    <style:style style:name="P12" style:family="paragraph">
      <loext:graphic-properties draw:fill-color="#9fffff"/>
      <style:paragraph-properties fo:text-align="center"/>
      <style:text-properties fo:font-size="9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color="#8e03a3" fo:font-size="8pt" style:font-size-asian="18pt" style:font-size-complex="18pt"/>
    </style:style>
    <style:style style:name="P16" style:family="paragraph">
      <style:paragraph-properties fo:text-align="start"/>
      <style:text-properties fo:font-size="8pt" style:font-size-asian="8pt" style:font-size-complex="8pt"/>
    </style:style>
    <style:style style:name="P17" style:family="paragraph">
      <style:paragraph-properties fo:text-align="start" style:writing-mode="lr-tb">
        <style:tab-stops>
          <style:tab-stop style:position="1.799cm"/>
          <style:tab-stop style:position="11.194cm"/>
          <style:tab-stop style:position="12.999cm"/>
        </style:tab-stops>
      </style:paragraph-properties>
      <style:text-properties fo:font-size="8pt" style:font-size-asian="8pt" style:font-size-complex="8pt"/>
    </style:style>
    <style:style style:name="P18" style:family="paragraph">
      <loext:graphic-properties draw:fill-color="#cccccc"/>
      <style:paragraph-properties fo:text-align="start"/>
      <style:text-properties fo:font-size="8pt" style:font-size-asian="8pt" style:font-size-complex="8pt"/>
    </style:style>
    <style:style style:name="P19" style:family="paragraph">
      <style:paragraph-properties fo:margin-left="0cm" fo:margin-right="0cm" fo:text-align="start" fo:text-indent="0cm" style:writing-mode="lr-tb"/>
    </style:style>
    <style:style style:name="T1" style:family="text">
      <style:text-properties fo:font-size="9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fo:font-size="9pt" fo:font-style="italic" style:font-size-asian="18pt" style:font-style-asian="italic" style:font-size-complex="18pt" style:font-style-complex="italic"/>
    </style:style>
    <style:style style:name="T4" style:family="text">
      <style:text-properties fo:font-size="9pt" fo:font-weight="normal" style:font-size-asian="18pt" style:font-weight-asian="normal" style:font-size-complex="18pt" style:font-weight-complex="normal"/>
    </style:style>
    <style:style style:name="T5" style:family="text">
      <style:text-properties style:text-position="33% 58%" fo:font-size="9pt" fo:font-weight="normal" style:font-size-asian="18pt" style:font-weight-asian="normal" style:font-size-complex="18pt" style:font-weight-complex="normal"/>
    </style:style>
    <style:style style:name="T6" style:family="text">
      <style:text-properties style:text-position="33% 58%" fo:font-size="9pt" style:font-size-asian="18pt" style:font-size-complex="18pt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color="#8e03a3" fo:font-size="8pt" style:font-size-asian="18pt" style:font-size-complex="18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1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xml:id="id4" draw:id="id4" draw:layer="layout" svg:width="5cm" svg:height="3.8cm" svg:x="15.002cm" svg:y="5.665cm">
          <draw:glue-point draw:id="4" svg:x="-4.004cm" svg:y="5.002cm"/>
          <draw:glue-point draw:id="5" svg:x="4.096cm" svg:y="4.957cm"/>
          <text:p text:style-name="P1"><text:span text:style-name="T1">instruments.js</text:span></text:p>
          <text:p text:style-name="P1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17" draw:id="id17" draw:layer="layout" svg:width="3.506cm" svg:height="0.385cm" svg:x="15.152cm" svg:y="6.633cm">
          <text:p text:style-name="P2"><text:span text:style-name="T2">createInstrumentsLis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9" draw:id="id19" draw:layer="layout" svg:width="2.473cm" svg:height="0.385cm" svg:x="15.152cm" svg:y="7.015cm">
          <text:p text:style-name="P2"><text:span text:style-name="T2">useInstrumen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8" draw:id="id18" draw:layer="layout" svg:width="5cm" svg:height="3.8cm" svg:x="1.1cm" svg:y="5.665cm">
          <draw:glue-point draw:id="4" svg:x="4.7cm" svg:y="-5.002cm"/>
          <text:p text:style-name="P1"><text:span text:style-name="T1">toolsBar.js</text:span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6" draw:id="id16" draw:layer="layout" svg:width="2.693cm" svg:height="0.385cm" svg:x="1.229cm" svg:y="6.523cm">
          <text:p text:style-name="P2"><text:span text:style-name="T2">displayToolsBar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2" draw:id="id2" draw:layer="layout" svg:width="5cm" svg:height="3.8cm" svg:x="8cm" svg:y="5.649cm">
          <draw:glue-point draw:id="4" svg:x="3.2cm" svg:y="5.002cm"/>
          <draw:glue-point draw:id="5" svg:x="4.6cm" svg:y="5cm"/>
          <text:p text:style-name="P1"><text:span text:style-name="T1">buildings.js</text:span></text:p>
          <text:p text:style-name="P1"><text:span text:style-name="T2"/></text:p>
          <text:p text:style-name="P2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1" draw:id="id21" draw:layer="layout" svg:width="3.815cm" svg:height="0.385cm" svg:x="8.155cm" svg:y="7.064cm">
          <text:p text:style-name="P2"><text:span text:style-name="T2">constructBuildingOnTile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0" draw:id="id20" draw:layer="layout" svg:width="3.138cm" svg:height="0.385cm" svg:x="8.155cm" svg:y="6.63cm">
          <text:p text:style-name="P2"><text:span text:style-name="T2">createBuildingsLis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9" draw:id="id9" draw:layer="layout" svg:width="5cm" svg:height="3.8cm" svg:x="15cm" svg:y="12.815cm">
          <draw:glue-point draw:id="4" svg:x="-3.9cm" svg:y="5.002cm"/>
          <text:p text:style-name="P1"><text:span text:style-name="T1">map.js</text:span></text:p>
          <text:p text:style-name="P1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2.067cm" svg:height="0.385cm" svg:x="15.15cm" svg:y="15.199cm">
          <text:p text:style-name="P2"><text:span text:style-name="T2">display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1.957cm" svg:height="0.385cm" svg:x="15.15cm" svg:y="14.749cm">
          <text:p text:style-name="P2"><text:span text:style-name="T2">create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2.816cm" svg:height="0.385cm" svg:x="15.15cm" svg:y="13.829cm">
          <text:p text:style-name="P2"><text:span text:style-name="T2">renderLineOfTil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3.307cm" svg:height="0.385cm" svg:x="15.15cm" svg:y="14.314cm">
          <text:p text:style-name="P2"><text:span text:style-name="T2">renderColumnOfTil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22" draw:id="id22" draw:layer="layout" svg:width="5cm" svg:height="3.8cm" svg:x="1cm" svg:y="20.149cm">
          <text:p text:style-name="P1"><text:span text:style-name="T1">dataCityBar.js</text:span></text:p>
          <text:p text:style-name="P1"><text:span text:style-name="T3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15" draw:id="id15" draw:layer="layout" svg:width="2.617cm" svg:height="0.385cm" svg:x="1.2cm" svg:y="20.999cm">
          <text:p text:style-name="P2"><text:span text:style-name="T2">displayDataBa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5cm" svg:height="4cm" svg:x="7.95cm" svg:y="19.949cm">
          <draw:glue-point draw:id="4" svg:x="5cm" svg:y="4.263cm"/>
          <text:p text:style-name="P1"><text:span text:style-name="T1">data.js</text:span></text:p>
          <text:p text:style-name="P1"><text:span text:style-name="T3">general game data</text:span></text:p>
          <text:p text:style-name="P1"><text:span text:style-name="T2"/></text:p>
          <text:p text:style-name="P2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11" draw:id="id11" draw:layer="layout" svg:width="3.168cm" svg:height="0.385cm" svg:x="8.082cm" svg:y="23.3cm">
          <text:p text:style-name="P2"><text:span text:style-name="T4">class ResourcesSet</text:span><text:span text:style-name="T5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8" draw:id="id8" draw:layer="layout" svg:width="2.33cm" svg:height="0.385cm" svg:x="8.1cm" svg:y="22.45cm">
          <text:p text:style-name="P2"><text:span text:style-name="T4">class CityMap</text:span><text:span text:style-name="T5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10" draw:id="id10" draw:layer="layout" svg:width="1.555cm" svg:height="0.385cm" svg:x="8.1cm" svg:y="22.9cm">
          <text:p text:style-name="P2"><text:span text:style-name="T4">class T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13" draw:id="id13" draw:layer="layout" svg:width="2.858cm" svg:height="0.385cm" svg:x="8.1cm" svg:y="21.55cm">
          <text:p text:style-name="P2"><text:span text:style-name="T4">const building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14" draw:id="id14" draw:layer="layout" svg:width="3.244cm" svg:height="0.385cm" svg:x="8.1cm" svg:y="22.015cm">
          <text:p text:style-name="P2"><text:span text:style-name="T4">const instrument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2" draw:id="id12" draw:layer="layout" svg:width="5cm" svg:height="3.8cm" svg:x="15cm" svg:y="19.849cm">
          <draw:glue-point draw:id="4" svg:x="-5cm" svg:y="-3.421cm"/>
          <draw:glue-point draw:id="5" svg:x="-5.002cm" svg:y="4.607cm"/>
          <text:p text:style-name="P1"><text:span text:style-name="T1">resources.js</text:span></text:p>
          <text:p text:style-name="P1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6" draw:id="id6" draw:layer="layout" svg:width="5cm" svg:height="3.8cm" svg:x="1cm" svg:y="12.815cm">
          <draw:glue-point draw:id="4" svg:x="-5cm" svg:y="-3.947cm"/>
          <draw:glue-point draw:id="5" svg:x="4cm" svg:y="-5.002cm"/>
          <draw:glue-point draw:id="6" svg:x="5cm" svg:y="-3.289cm"/>
          <draw:glue-point draw:id="7" svg:x="5cm" svg:y="-2.105cm"/>
          <draw:glue-point draw:id="8" svg:x="5cm" svg:y="1.142cm"/>
          <draw:glue-point draw:id="9" svg:x="4.5cm" svg:y="4.957cm"/>
          <draw:glue-point draw:id="10" svg:x="5cm" svg:y="3.776cm"/>
          <draw:glue-point draw:id="11" svg:x="3.5cm" svg:y="4.957cm"/>
          <text:p text:style-name="P1"><text:span text:style-name="T1">index.js</text:span></text:p>
          <text:p text:style-name="P1"><text:span text:style-name="T3">playing data</text:span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364cm" svg:height="0.385cm" svg:x="1.15cm" svg:y="14.214cm">
          <text:p text:style-name="P2"><text:span text:style-name="T2">const mapCity</text:span><text:span text:style-name="T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075cm" svg:height="0.385cm" svg:x="1.15cm" svg:y="14.649cm">
          <text:p text:style-name="P2"><text:span text:style-name="T2">const playingGame</text:span><text:span text:style-name="T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6.5cm" svg:height="0.45cm" svg:x="6.9cm" svg:y="28.25cm">
          <text:p text:style-name="P1"><text:span text:style-name="T7">Printed on : </text:span><text:span text:style-name="T7"><text:date style:data-style-name="D1" text:date-value="2017-09-23">23/09/2017</text:date></text:span><text:span text:style-name="T7"> - </text:span><text:span text:style-name="T7"><text:time style:data-style-name="T1" text:time-value="00:00:00">12:58:07</text:time></text:span><text:span text:style-name="T7"> (french format)</text:span>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draw:type="lines" draw:line-skew="-0.139cm" svg:x1="15.15cm" svg:y1="14.021cm" svg:x2="12.8cm" svg:y2="9.449cm" draw:start-shape="id1" draw:start-glue-point="3" draw:end-shape="id2" draw:end-glue-point="5" svg:d="M15150 14021h-500l-1850-4071v-501" svg:viewBox="0 0 2351 4573">
          <text:p/>
        </draw:connector>
        <draw:connector draw:style-name="gr12" draw:text-style-name="P14" draw:layer="layout" draw:type="lines" draw:line-skew="0.062cm" svg:x1="15.15cm" svg:y1="14.506cm" svg:x2="12.8cm" svg:y2="9.449cm" draw:start-shape="id3" draw:start-glue-point="3" draw:end-shape="id2" draw:end-glue-point="5" svg:d="M15150 14506h-300l-2050-4556v-501" svg:viewBox="0 0 2351 5058">
          <text:p/>
        </draw:connector>
        <draw:connector draw:style-name="gr12" draw:text-style-name="P14" draw:layer="layout" draw:type="lines" draw:line-skew="0.6cm" svg:x1="17.966cm" svg:y1="14.021cm" svg:x2="19.55cm" svg:y2="9.448cm" draw:start-shape="id1" draw:start-glue-point="1" draw:end-shape="id4" draw:end-glue-point="5" svg:d="M17966 14021h953l631-4055v-518" svg:viewBox="0 0 1585 4574">
          <text:p/>
        </draw:connector>
        <draw:connector draw:style-name="gr12" draw:text-style-name="P14" draw:layer="layout" draw:type="lines" draw:line-skew="0.037cm" svg:x1="18.457cm" svg:y1="14.506cm" svg:x2="19.55cm" svg:y2="9.448cm" draw:start-shape="id3" draw:start-glue-point="1" draw:end-shape="id4" draw:end-glue-point="5" svg:d="M18457 14506h393l700-4540v-518" svg:viewBox="0 0 1094 5059">
          <text:p/>
        </draw:connector>
        <draw:connector draw:style-name="gr12" draw:text-style-name="P14" draw:layer="layout" draw:line-skew="4.009cm" svg:x1="15.15cm" svg:y1="14.941cm" svg:x2="6cm" svg:y2="15.148cm" draw:start-shape="id5" draw:end-shape="id6" draw:end-glue-point="8" svg:d="M15150 14941h-500v207h-8650" svg:viewBox="0 0 9151 208">
          <text:p/>
        </draw:connector>
        <draw:connector draw:style-name="gr12" draw:text-style-name="P14" draw:layer="layout" draw:line-skew="4.009cm" svg:x1="15.15cm" svg:y1="15.391cm" svg:x2="6cm" svg:y2="15.148cm" draw:start-shape="id7" draw:end-shape="id6" draw:end-glue-point="8" svg:d="M15150 15391h-500v-243h-8650" svg:viewBox="0 0 9151 244">
          <text:p/>
        </draw:connector>
        <draw:connector draw:style-name="gr13" draw:text-style-name="P14" draw:layer="layout" draw:type="lines" draw:line-skew="1.798cm" svg:x1="10.43cm" svg:y1="22.642cm" svg:x2="15.55cm" svg:y2="16.615cm" draw:start-shape="id8" draw:start-glue-point="1" draw:end-shape="id9" draw:end-glue-point="4" svg:d="M10430 22642h2170l2950-5526v-501" svg:viewBox="0 0 5121 6028">
          <text:p/>
        </draw:connector>
        <draw:connector draw:style-name="gr13" draw:text-style-name="P14" draw:layer="layout" draw:type="lines" draw:line-skew="2.338cm" svg:x1="9.655cm" svg:y1="23.092cm" svg:x2="15.55cm" svg:y2="16.615cm" draw:start-shape="id10" draw:start-glue-point="1" draw:end-shape="id9" draw:end-glue-point="4" svg:d="M9655 23092h2695l3200-5976v-501" svg:viewBox="0 0 5896 6478">
          <text:p/>
        </draw:connector>
        <draw:connector draw:style-name="gr14" draw:text-style-name="P14" draw:layer="layout" draw:type="lines" svg:x1="11.25cm" svg:y1="23.492cm" svg:x2="15cm" svg:y2="23.499cm" draw:start-shape="id11" draw:start-glue-point="1" draw:end-shape="id12" draw:end-glue-point="5" svg:d="M11250 23492h372l2877 7h501" svg:viewBox="0 0 3751 8">
          <text:p/>
        </draw:connector>
        <draw:connector draw:style-name="gr13" draw:text-style-name="P14" draw:layer="layout" draw:type="lines" draw:line-skew="-0.213cm" svg:x1="8.082cm" svg:y1="23.492cm" svg:x2="5.75cm" svg:y2="16.598cm" draw:start-shape="id11" draw:start-glue-point="3" draw:end-shape="id6" draw:end-glue-point="9" svg:d="M8082 23492h-582l-1750-6376v-518" svg:viewBox="0 0 2333 6895">
          <text:p/>
        </draw:connector>
        <draw:connector draw:style-name="gr13" draw:text-style-name="P14" draw:layer="layout" draw:type="lines" draw:line-skew="-0.681cm" svg:x1="8.1cm" svg:y1="21.742cm" svg:x2="5.75cm" svg:y2="16.598cm" draw:start-shape="id13" draw:start-glue-point="3" draw:end-shape="id6" draw:end-glue-point="9" svg:d="M8100 21742h-1050l-1300-4626v-518" svg:viewBox="0 0 2351 5145">
          <text:p/>
        </draw:connector>
        <draw:connector draw:style-name="gr13" draw:text-style-name="P14" draw:layer="layout" draw:type="lines" draw:line-skew="0.6cm" svg:x1="10.958cm" svg:y1="21.742cm" svg:x2="12.1cm" svg:y2="9.449cm" draw:start-shape="id13" draw:start-glue-point="1" draw:end-shape="id2" draw:end-glue-point="4" svg:d="M10958 21742h958l184-11792v-501" svg:viewBox="0 0 1143 12294">
          <text:p/>
        </draw:connector>
        <draw:connector draw:style-name="gr13" draw:text-style-name="P14" draw:layer="layout" draw:type="lines" draw:line-skew="0.547cm" svg:x1="11.344cm" svg:y1="22.207cm" svg:x2="15.5cm" svg:y2="9.465cm" draw:start-shape="id14" draw:end-shape="id4" draw:end-glue-point="4" svg:d="M11344 22207h906l3250-12241v-501" svg:viewBox="0 0 4157 12743">
          <text:p/>
        </draw:connector>
        <draw:connector draw:style-name="gr15" draw:text-style-name="P15" draw:layer="layout" draw:type="lines" svg:x1="17.5cm" svg:y1="19.849cm" svg:x2="17.5cm" svg:y2="16.615cm" draw:start-shape="id12" draw:start-glue-point="0" draw:end-shape="id9" draw:end-glue-point="2" svg:d="M17500 19849v-501-2232-501" svg:viewBox="0 0 1 3235">
          <text:p text:style-name="P1"><text:span text:style-name="T8">idea</text:span></text:p>
        </draw:connector>
        <draw:connector draw:style-name="gr16" draw:text-style-name="P14" draw:layer="layout" svg:x1="3.817cm" svg:y1="21.191cm" svg:x2="5.25cm" svg:y2="16.598cm" draw:start-shape="id15" draw:start-glue-point="1" draw:end-shape="id6" draw:end-glue-point="11" svg:d="M3817 21191h1433v-4593" svg:viewBox="0 0 1434 4594">
          <text:p/>
        </draw:connector>
        <draw:connector draw:style-name="gr17" draw:text-style-name="P14" draw:layer="layout" svg:x1="3.922cm" svg:y1="6.715cm" svg:x2="5.5cm" svg:y2="12.815cm" draw:start-shape="id16" draw:start-glue-point="1" draw:end-shape="id6" draw:end-glue-point="5" svg:d="M3922 6715h1578v6100" svg:viewBox="0 0 1579 6101">
          <text:p/>
        </draw:connector>
        <draw:connector draw:style-name="gr18" draw:text-style-name="P14" draw:layer="layout" draw:line-skew="3.458cm -0.665cm" svg:x1="15.152cm" svg:y1="6.825cm" svg:x2="5.95cm" svg:y2="5.665cm" draw:start-shape="id17" draw:start-glue-point="3" draw:end-shape="id18" draw:end-glue-point="4" svg:d="M15152 6825h-1002v-2326h-8200v1166" svg:viewBox="0 0 9203 2327">
          <text:p/>
        </draw:connector>
        <draw:connector draw:style-name="gr18" draw:text-style-name="P14" draw:layer="layout" draw:type="lines" draw:line-skew="-0.639cm 6.249cm" svg:x1="15.152cm" svg:y1="7.207cm" svg:x2="6cm" svg:y2="13.916cm" draw:start-shape="id19" draw:start-glue-point="3" draw:end-shape="id6" draw:end-glue-point="7" svg:d="M15152 7207h-1002l-1400 6709h-6750" svg:viewBox="0 0 9153 6710">
          <text:p/>
        </draw:connector>
        <draw:connector draw:style-name="gr19" draw:text-style-name="P14" draw:layer="layout" draw:type="lines" svg:x1="8.155cm" svg:y1="6.822cm" svg:x2="6.1cm" svg:y2="7.565cm" draw:start-shape="id20" draw:start-glue-point="3" draw:end-shape="id18" svg:d="M8155 6822h-369l-1185 743h-501" svg:viewBox="0 0 2056 744">
          <text:p/>
        </draw:connector>
        <draw:connector draw:style-name="gr19" draw:text-style-name="P14" draw:layer="layout" draw:type="lines" svg:x1="8.155cm" svg:y1="7.256cm" svg:x2="6cm" svg:y2="13.466cm" draw:start-shape="id21" draw:end-shape="id6" draw:end-glue-point="6" svg:d="M8155 7256h-370l-1284 6210h-501" svg:viewBox="0 0 2156 6211">
          <text:p/>
        </draw:connector>
        <draw:connector draw:style-name="gr20" draw:text-style-name="P15" draw:layer="layout" svg:x1="17.5cm" svg:y1="23.649cm" svg:x2="3.5cm" svg:y2="23.949cm" draw:start-shape="id12" draw:start-glue-point="2" draw:end-shape="id22" draw:end-glue-point="2" svg:d="M17500 23649v801h-14000v-501" svg:viewBox="0 0 14001 802">
          <text:p/>
        </draw:connector>
        <draw:connector draw:style-name="gr13" draw:text-style-name="P14" draw:layer="layout" draw:type="lines" draw:line-skew="-0.581cm" svg:x1="8.1cm" svg:y1="22.207cm" svg:x2="5.75cm" svg:y2="16.598cm" draw:start-shape="id14" draw:start-glue-point="3" draw:end-shape="id6" draw:end-glue-point="9" svg:d="M8100 22207h-950l-1400-5091v-518" svg:viewBox="0 0 2351 5610">
          <text:p/>
        </draw:connector>
        <draw:custom-shape draw:style-name="gr2" draw:text-style-name="P4" draw:layer="layout" svg:width="3.384cm" svg:height="0.385cm" svg:x="1.15cm" svg:y="15.099cm">
          <text:p text:style-name="P2"><text:span text:style-name="T2">const initalResources</text:span><text:span text:style-name="T6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23" draw:id="id23" draw:layer="layout" svg:width="3.075cm" svg:height="0.385cm" svg:x="8.108cm" svg:y="21.114cm">
          <text:p text:style-name="P2"><text:span text:style-name="T4">class PlayingGame</text:span><text:span text:style-name="T5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4" draw:layer="layout" draw:type="lines" draw:line-skew="-0.788cm" svg:x1="8.108cm" svg:y1="21.306cm" svg:x2="5.75cm" svg:y2="16.598cm" draw:start-shape="id23" draw:start-glue-point="3" draw:end-shape="id6" draw:end-glue-point="9" svg:d="M8108 21306h-1158l-1200-4190v-518" svg:viewBox="0 0 2359 4709">
          <text:p/>
        </draw:connector>
        <draw:custom-shape draw:style-name="gr21" draw:text-style-name="P14" draw:layer="layout" svg:width="19cm" svg:height="1.8cm" svg:x="1cm" svg:y="1cm">
          <text:p text:style-name="P1"><text:span text:style-name="T9">Project : import/export</text:span></text:p>
          <text:p text:style-name="P1"><text:span text:style-name="T10">without .css and images</text:span></text:p>
          <text:p text:style-name="P1"><text:span text:style-name="T7">by Juliette-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2" draw:text-style-name="P18" draw:layer="layout" svg:width="19cm" svg:height="1.5cm" svg:x="1cm" svg:y="26.8cm">
            <text:p text:style-name="P16"><text:span text:style-name="T11">Legend</text:span></text:p>
            <text:p text:style-name="P17"><text:span text:style-name="T12">rectangle:</text:span><text:span text:style-name="T12"><text:tab/></text:span><text:span text:style-name="T12">file</text:span><text:span text:style-name="T12"><text:tab/></text:span><text:span text:style-name="T12">function(): </text:span><text:span text:style-name="T12"><text:tab/></text:span><text:span text:style-name="T12">function, omitted parameters</text:span></text:p>
            <text:p text:style-name="P17"><text:span text:style-name="T12">arrow: </text:span><text:span text:style-name="T12"><text:tab/></text:span><text:span text:style-name="T12">class/function/var → used in indicated file (with colors of origin file)</text:span><text:span text:style-name="T12"><text:tab/></text:span><text:span text:style-name="T12">exponent: </text:span><text:span text:style-name="T12"><text:tab/></text:span><text:span text:style-name="T12">number that indicates class of variables</text:span></text:p>
            <text:p text:style-name="P17"><text:span text:style-name="T12">dotted line: </text:span><text:span text:style-name="T12"><text:tab/></text:span><text:span text:style-name="T12">link not yet work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3" draw:text-style-name="P14" draw:layer="layout" svg:x1="11.85cm" svg:y1="26.95cm" svg:x2="11.85cm" svg:y2="28.15cm">
            <text:p/>
          </draw:line>
        </draw:g>
        <draw:custom-shape draw:style-name="gr8" draw:text-style-name="P10" xml:id="id24" draw:id="id24" draw:layer="layout" svg:width="3.121cm" svg:height="0.385cm" svg:x="15.125cm" svg:y="20.815cm">
          <text:p text:style-name="P19"><text:span text:style-name="T4">initializeResourc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4" draw:layer="layout" draw:type="lines" draw:line-skew="0.037cm 2.149cm" svg:x1="15.125cm" svg:y1="21.007cm" svg:x2="6cm" svg:y2="16.149cm" draw:start-shape="id24" draw:start-glue-point="3" draw:end-shape="id6" draw:end-glue-point="10" svg:d="M15125 21007h-325l-6150-4858h-2650" svg:viewBox="0 0 9126 48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2" draw:display-name="Extrémités de flèche 2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" fo:font-family="Calibri" style:font-family-generic="swiss" style:font-pitch="variable" fo:font-size="10pt" fo:language="none" fo:country="none" style:font-name-asian="Calibri" style:font-family-asian="Calibri" style:font-family-generic-asian="swiss" style:font-pitch-asian="variable" style:font-size-asian="10pt" style:language-asian="none" style:country-asian="none" style:font-name-complex="Calibri" style:font-family-complex="Calibri" style:font-family-generic-complex="swiss" style:font-pitch-complex="variable" style:font-size-complex="10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9T11:42:45.914000000</meta:creation-date>
    <dc:date>2017-09-23T12:58:07.027000000</dc:date>
    <meta:editing-duration>PT3H21M25S</meta:editing-duration>
    <meta:editing-cycles>51</meta:editing-cycles>
    <meta:generator>LibreOffice/5.3.6.1$Windows_x86 LibreOffice_project/686f202eff87ef707079aeb7f485847613344eb7</meta:generator>
    <meta:document-statistic meta:object-count="57"/>
  </office:meta>
</office:document-meta>
</file>